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a5e74" officeooo:paragraph-rsid="006a5e74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39598" officeooo:paragraph-rsid="0074341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ab97d" officeooo:paragraph-rsid="006ab97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ab97d" officeooo:paragraph-rsid="006e79c0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c96d7" officeooo:paragraph-rsid="006c96d7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6f9e2f" officeooo:paragraph-rsid="006f9e2f" style:font-size-asian="11pt" style:font-weight-asian="normal" style:font-name-complex="Arial" style:font-size-complex="11pt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19ce4" officeooo:paragraph-rsid="00719ce4" style:font-size-asian="11pt" style:font-name-complex="Arial" style:font-size-complex="11pt"/>
    </style:style>
    <style:style style:name="P26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8" style:family="paragraph" style:parent-style-name="Standard">
      <style:text-properties style:font-name="Caligra" fo:font-size="11pt" officeooo:rsid="00706f19" officeooo:paragraph-rsid="00706f19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719ce4" officeooo:paragraph-rsid="00719ce4" style:font-size-asian="11pt" style:font-name-complex="Arial" style:font-size-complex="11pt"/>
    </style:style>
    <style:style style:name="P30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8917d" style:font-size-asian="11pt" style:font-size-complex="11pt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68917d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normal" officeooo:rsid="00739598" style:font-style-asian="normal" style:font-style-complex="normal"/>
    </style:style>
    <style:style style:name="T5" style:family="text">
      <style:text-properties officeooo:rsid="002fecf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fecf8" style:font-style-asian="italic" style:font-style-complex="italic"/>
    </style:style>
    <style:style style:name="T8" style:family="text">
      <style:text-properties fo:font-style="italic" officeooo:rsid="006646cb" style:font-style-asian="italic" style:font-style-complex="italic"/>
    </style:style>
    <style:style style:name="T9" style:family="text">
      <style:text-properties fo:font-style="italic" officeooo:rsid="0069462d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8f877"/>
    </style:style>
    <style:style style:name="T15" style:family="text">
      <style:text-properties officeooo:rsid="005a175d"/>
    </style:style>
    <style:style style:name="T1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8" style:family="text">
      <style:text-properties fo:font-size="11pt" fo:font-weight="bold" officeooo:rsid="0079d318" style:font-size-asian="11pt" style:font-weight-asian="bold" style:font-name-complex="Arial" style:font-size-complex="11pt" style:font-weight-complex="bold"/>
    </style:style>
    <style:style style:name="T19" style:family="text">
      <style:text-properties fo:font-size="11pt" fo:font-weight="bold" officeooo:rsid="007cd00a" style:font-size-asian="11pt" style:font-weight-asian="bold" style:font-name-complex="Arial" style:font-size-complex="11pt" style:font-weight-complex="bold"/>
    </style:style>
    <style:style style:name="T2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21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22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23" style:family="text">
      <style:text-properties fo:color="#ffffd7" loext:opacity="100%" fo:font-size="11pt" fo:font-weight="bold" officeooo:rsid="007904e0" style:font-size-asian="11pt" style:font-weight-asian="bold" style:font-name-complex="Arial" style:font-size-complex="11pt"/>
    </style:style>
    <style:style style:name="T24" style:family="text">
      <style:text-properties officeooo:rsid="005d01c8"/>
    </style:style>
    <style:style style:name="T25" style:family="text">
      <style:text-properties officeooo:rsid="006c6d6c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27">La dernière fois </text:span><text:span text:style-name="T5">:</text:span><text:span text:style-name="T7">’’’- corrigé les exercices du chapitre 4 <text:s text:c="2"/>-finit l'activité 3 et écrit le cours </text:span><text:span text:style-name="T9">(</text:span><text:span text:style-name="T7">-</text:span><text:span text:style-name="T9">fait l'évaluation)</text:span><text:span text:style-name="T7">’’’</text:span></text:p>
      <text:p text:style-name="P31"/>
      <text:p text:style-name="P19">23 mar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20">Séance </text:span><text:span text:style-name="T23">23</text:span><text:span text:style-name="T20">: </text:span><text:span text:style-name="T22">Fiche de préparation</text:span><text:span text:style-name="T17"> <text:s/></text:span></text:p>
            <text:p text:style-name="P16"><text:span text:style-name="T17">c</text:span><text:span text:style-name="T16">lasse : <text:s/></text:span><text:span text:style-name="T18">4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4">installation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28">5minutes</text:p>
          </table:table-cell>
        </table:table-row>
        <table:table-row table:style-name="Tableau1.4">
          <table:table-cell table:style-name="Tableau1.A4" office:value-type="string">
            <text:p text:style-name="P23"><text:span text:style-name="T13">Thème 2 : L'univers</text:span></text:p>
            <text:p text:style-name="P23"><text:span text:style-name="T13">Chapitre 1 : Que contient notre univers ?</text:span></text:p>
            <text:p text:style-name="P21"><text:span text:style-name="T13">Brainstorming </text:span>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  <text:p text:style-name="P8"/>
            <text:p text:style-name="P22"><text:span text:style-name="T13">20 minutes</text:span></text:p>
          </table:table-cell>
        </table:table-row>
        <table:table-row table:style-name="Tableau1.6">
          <table:table-cell table:style-name="Tableau1.A4" office:value-type="string">
            <text:p text:style-name="P25">Act1</text:p>
          </table:table-cell>
          <table:table-cell table:style-name="Tableau1.B4" office:value-type="string">
            <text:p text:style-name="P29">Cf prep_act1.pdf</text:p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0">Bilan oral</text:p>
            <text:p text:style-name="P20">(trace écrite)</text:p>
          </table:table-cell>
          <table:table-cell table:style-name="Tableau1.B4" office:value-type="string">
            <text:p text:style-name="P26"/>
          </table:table-cell>
          <table:table-cell table:style-name="Tableau1.A4" office:value-type="string">
            <text:p text:style-name="P10"/>
          </table:table-cell>
        </table:table-row>
        <table:table-row table:style-name="Tableau1.8">
          <table:table-cell table:style-name="Tableau1.A8" office:value-type="string">
            <text:p text:style-name="P6">Agenda <text:span text:style-name="T24">+ matériel + tables</text:span></text:p>
          </table:table-cell>
          <table:table-cell table:style-name="Tableau1.B8" office:value-type="string">
            <text:p text:style-name="P11"/>
          </table:table-cell>
          <table:table-cell table:style-name="Tableau1.A8" office:value-type="string">
            <text:p text:style-name="P13">5min</text:p>
          </table:table-cell>
        </table:table-row>
      </table:table>
      <text:p text:style-name="P12"/>
      <text:p text:style-name="P3"><text:span text:style-name="T2">Pour la prochaine fois </text:span><text:span text:style-name="T3">: </text:span><text:span text:style-name="T4">éventuellement la trace écrit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823526268128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25">T</text:span>ravail <text:span text:style-name="T25">non fait</text:span></text:p>
          </table:table-cell>
          <table:table-cell table:style-name="Tableau2.A1" office:value-type="string">
            <text:p text:style-name="P18"><text:span text:style-name="T25">T</text:span>ravail <text:span text:style-name="T25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4M33S</meta:editing-duration>
    <meta:editing-cycles>25</meta:editing-cycles>
    <meta:generator>LibreOffice/7.0.4.2$Linux_X86_64 LibreOffice_project/00$Build-2</meta:generator>
    <meta:creation-date>2021-02-04T16:16:38.289524303</meta:creation-date>
    <meta:initial-creator>J Cercy</meta:initial-creator>
    <dc:date>2021-03-22T23:50:46.361892120</dc:date>
    <dc:creator>J Cercy</dc:creator>
    <meta:document-statistic meta:table-count="2" meta:image-count="0" meta:object-count="0" meta:page-count="1" meta:paragraph-count="25" meta:word-count="80" meta:character-count="497" meta:non-whitespace-character-count="436"/>
    <meta:template xlink:type="simple" xlink:actuate="onRequest" xlink:title="fiche_de_prep_type" xlink:href="../fiche_de_prep_type.ott" meta:date="2021-02-04T16:16:36.866451548"/>
  </office:meta>
</office:document-meta>
</file>